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91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11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2847" table:style-name="ce13">
            <text:p>222,847</text:p>
          </table:table-cell>
          <table:table-cell office:value-type="float" office:value="112008" table:style-name="ce13">
            <text:p>112,008</text:p>
          </table:table-cell>
          <table:table-cell office:value-type="float" office:value="1563" table:style-name="ce13">
            <text:p>1,563</text:p>
          </table:table-cell>
          <table:table-cell office:value-type="float" office:value="1927" table:style-name="ce13">
            <text:p>1,927</text:p>
          </table:table-cell>
          <table:table-cell office:value-type="float" office:value="185723" table:style-name="ce13">
            <text:p>185,723</text:p>
          </table:table-cell>
          <table:table-cell office:value-type="float" office:value="77626" table:style-name="ce13">
            <text:p>77,626</text:p>
          </table:table-cell>
          <table:table-cell office:value-type="float" office:value="638052" table:style-name="ce13">
            <text:p>638,052</text:p>
          </table:table-cell>
          <table:table-cell office:value-type="float" office:value="884" table:style-name="ce13">
            <text:p>884</text:p>
          </table:table-cell>
          <table:table-cell office:value-type="float" office:value="0.12" table:style-name="ce14">
            <text:p>0.12</text:p>
          </table:table-cell>
          <table:table-cell office:value-type="float" office:value="0.05" table:style-name="ce14">
            <text:p>0.05</text:p>
          </table:table-cell>
          <table:table-cell office:value-type="float" office:value="1014.02" table:style-name="ce14">
            <text:p>1,014.02</text:p>
          </table:table-cell>
          <table:table-cell office:value-type="float" office:value="515" table:style-name="ce13">
            <text:p>515</text:p>
          </table:table-cell>
          <table:table-cell office:value-type="float" office:value="5911" table:style-name="ce13">
            <text:p>5,9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1006" table:style-name="ce13">
            <text:p>341,006</text:p>
          </table:table-cell>
          <table:table-cell office:value-type="float" office:value="153201" table:style-name="ce13">
            <text:p>153,201</text:p>
          </table:table-cell>
          <table:table-cell office:value-type="float" office:value="1995" table:style-name="ce13">
            <text:p>1,995</text:p>
          </table:table-cell>
          <table:table-cell office:value-type="float" office:value="2130" table:style-name="ce13">
            <text:p>2,130</text:p>
          </table:table-cell>
          <table:table-cell office:value-type="float" office:value="384574" table:style-name="ce13">
            <text:p>384,574</text:p>
          </table:table-cell>
          <table:table-cell office:value-type="float" office:value="109789" table:style-name="ce13">
            <text:p>109,789</text:p>
          </table:table-cell>
          <table:table-cell office:value-type="float" office:value="776464" table:style-name="ce13">
            <text:p>776,464</text:p>
          </table:table-cell>
          <table:table-cell office:value-type="float" office:value="644" table:style-name="ce13">
            <text:p>644</text:p>
          </table:table-cell>
          <table:table-cell office:value-type="float" office:value="0.27" table:style-name="ce14">
            <text:p>0.27</text:p>
          </table:table-cell>
          <table:table-cell office:value-type="float" office:value="0.23" table:style-name="ce14">
            <text:p>0.23</text:p>
          </table:table-cell>
          <table:table-cell office:value-type="float" office:value="1160.58" table:style-name="ce14">
            <text:p>1,160.58</text:p>
          </table:table-cell>
          <table:table-cell office:value-type="float" office:value="1423" table:style-name="ce13">
            <text:p>1,423</text:p>
          </table:table-cell>
          <table:table-cell office:value-type="float" office:value="20292" table:style-name="ce13">
            <text:p>20,2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82821" table:style-name="ce13">
            <text:p>582,821</text:p>
          </table:table-cell>
          <table:table-cell office:value-type="float" office:value="365850" table:style-name="ce13">
            <text:p>365,850</text:p>
          </table:table-cell>
          <table:table-cell office:value-type="float" office:value="8629" table:style-name="ce13">
            <text:p>8,629</text:p>
          </table:table-cell>
          <table:table-cell office:value-type="float" office:value="3284" table:style-name="ce13">
            <text:p>3,284</text:p>
          </table:table-cell>
          <table:table-cell office:value-type="float" office:value="760957" table:style-name="ce13">
            <text:p>760,957</text:p>
          </table:table-cell>
          <table:table-cell office:value-type="float" office:value="736024" table:style-name="ce13">
            <text:p>736,024</text:p>
          </table:table-cell>
          <table:table-cell office:value-type="float" office:value="2991615" table:style-name="ce13">
            <text:p>2,991,615</text:p>
          </table:table-cell>
          <table:table-cell office:value-type="float" office:value="2224" table:style-name="ce13">
            <text:p>2,224</text:p>
          </table:table-cell>
          <table:table-cell office:value-type="float" office:value="0.16" table:style-name="ce14">
            <text:p>0.16</text:p>
          </table:table-cell>
          <table:table-cell office:value-type="float" office:value="0.12" table:style-name="ce14">
            <text:p>0.12</text:p>
          </table:table-cell>
          <table:table-cell office:value-type="float" office:value="558.07000000000005" table:style-name="ce14">
            <text:p>558.07</text:p>
          </table:table-cell>
          <table:table-cell office:value-type="float" office:value="3364" table:style-name="ce13">
            <text:p>3,364</text:p>
          </table:table-cell>
          <table:table-cell office:value-type="float" office:value="50000" table:style-name="ce13">
            <text:p>50,0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76633" table:style-name="ce13">
            <text:p>1,276,633</text:p>
          </table:table-cell>
          <table:table-cell office:value-type="float" office:value="769145" table:style-name="ce13">
            <text:p>769,145</text:p>
          </table:table-cell>
          <table:table-cell office:value-type="float" office:value="15858" table:style-name="ce13">
            <text:p>15,858</text:p>
          </table:table-cell>
          <table:table-cell office:value-type="float" office:value="12568" table:style-name="ce13">
            <text:p>12,568</text:p>
          </table:table-cell>
          <table:table-cell office:value-type="float" office:value="1423901" table:style-name="ce13">
            <text:p>1,423,901</text:p>
          </table:table-cell>
          <table:table-cell office:value-type="float" office:value="1769799" table:style-name="ce13">
            <text:p>1,769,799</text:p>
          </table:table-cell>
          <table:table-cell office:value-type="float" office:value="4496342" table:style-name="ce13">
            <text:p>4,496,342</text:p>
          </table:table-cell>
          <table:table-cell office:value-type="float" office:value="10197" table:style-name="ce13">
            <text:p>10,197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2145.4499999999998" table:style-name="ce14">
            <text:p>2,145.45</text:p>
          </table:table-cell>
          <table:table-cell office:value-type="float" office:value="4771" table:style-name="ce13">
            <text:p>4,771</text:p>
          </table:table-cell>
          <table:table-cell office:value-type="float" office:value="59481" table:style-name="ce13">
            <text:p>59,4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2829" table:style-name="ce13">
            <text:p>1,012,829</text:p>
          </table:table-cell>
          <table:table-cell office:value-type="float" office:value="767078" table:style-name="ce13">
            <text:p>767,078</text:p>
          </table:table-cell>
          <table:table-cell office:value-type="float" office:value="7735" table:style-name="ce13">
            <text:p>7,735</text:p>
          </table:table-cell>
          <table:table-cell office:value-type="float" office:value="8665" table:style-name="ce13">
            <text:p>8,665</text:p>
          </table:table-cell>
          <table:table-cell office:value-type="float" office:value="1040791" table:style-name="ce13">
            <text:p>1,040,791</text:p>
          </table:table-cell>
          <table:table-cell office:value-type="float" office:value="3546877" table:style-name="ce13">
            <text:p>3,546,877</text:p>
          </table:table-cell>
          <table:table-cell office:value-type="float" office:value="3931228" table:style-name="ce13">
            <text:p>3,931,228</text:p>
          </table:table-cell>
          <table:table-cell office:value-type="float" office:value="1617" table:style-name="ce13">
            <text:p>1,617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514.12" table:style-name="ce14">
            <text:p>514.12</text:p>
          </table:table-cell>
          <table:table-cell office:value-type="float" office:value="0" table:style-name="ce13">
            <text:p>0</text:p>
          </table:table-cell>
          <table:table-cell office:value-type="float" office:value="39089" table:style-name="ce13">
            <text:p>39,0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0893" table:style-name="ce13">
            <text:p>530,893</text:p>
          </table:table-cell>
          <table:table-cell office:value-type="float" office:value="226332" table:style-name="ce13">
            <text:p>226,332</text:p>
          </table:table-cell>
          <table:table-cell office:value-type="float" office:value="2083" table:style-name="ce13">
            <text:p>2,083</text:p>
          </table:table-cell>
          <table:table-cell office:value-type="float" office:value="6977" table:style-name="ce13">
            <text:p>6,977</text:p>
          </table:table-cell>
          <table:table-cell office:value-type="float" office:value="338481" table:style-name="ce13">
            <text:p>338,481</text:p>
          </table:table-cell>
          <table:table-cell office:value-type="float" office:value="398990" table:style-name="ce13">
            <text:p>398,990</text:p>
          </table:table-cell>
          <table:table-cell office:value-type="float" office:value="1370872" table:style-name="ce13">
            <text:p>1,370,872</text:p>
          </table:table-cell>
          <table:table-cell office:value-type="float" office:value="843" table:style-name="ce13">
            <text:p>843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594.04999999999995" table:style-name="ce14">
            <text:p>594.05</text:p>
          </table:table-cell>
          <table:table-cell office:value-type="float" office:value="0" table:style-name="ce13">
            <text:p>0</text:p>
          </table:table-cell>
          <table:table-cell office:value-type="float" office:value="15802" table:style-name="ce13">
            <text:p>15,8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0738" table:style-name="ce13">
            <text:p>440,738</text:p>
          </table:table-cell>
          <table:table-cell office:value-type="float" office:value="230783" table:style-name="ce13">
            <text:p>230,783</text:p>
          </table:table-cell>
          <table:table-cell office:value-type="float" office:value="1879" table:style-name="ce13">
            <text:p>1,879</text:p>
          </table:table-cell>
          <table:table-cell office:value-type="float" office:value="2226" table:style-name="ce13">
            <text:p>2,226</text:p>
          </table:table-cell>
          <table:table-cell office:value-type="float" office:value="625238" table:style-name="ce13">
            <text:p>625,238</text:p>
          </table:table-cell>
          <table:table-cell office:value-type="float" office:value="725883" table:style-name="ce13">
            <text:p>725,883</text:p>
          </table:table-cell>
          <table:table-cell office:value-type="float" office:value="1219729" table:style-name="ce13">
            <text:p>1,219,729</text:p>
          </table:table-cell>
          <table:table-cell office:value-type="float" office:value="6069" table:style-name="ce13">
            <text:p>6,069</text:p>
          </table:table-cell>
          <table:table-cell office:value-type="float" office:value="0.17" table:style-name="ce14">
            <text:p>0.17</text:p>
          </table:table-cell>
          <table:table-cell office:value-type="float" office:value="0.13" table:style-name="ce14">
            <text:p>0.13</text:p>
          </table:table-cell>
          <table:table-cell office:value-type="float" office:value="1729.85" table:style-name="ce14">
            <text:p>1,729.85</text:p>
          </table:table-cell>
          <table:table-cell office:value-type="float" office:value="1956" table:style-name="ce13">
            <text:p>1,956</text:p>
          </table:table-cell>
          <table:table-cell office:value-type="float" office:value="31977" table:style-name="ce13">
            <text:p>31,97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835056" table:style-name="ce13">
            <text:p>3,835,056</text:p>
          </table:table-cell>
          <table:table-cell office:value-type="float" office:value="2526871" table:style-name="ce13">
            <text:p>2,526,871</text:p>
          </table:table-cell>
          <table:table-cell office:value-type="float" office:value="74849" table:style-name="ce13">
            <text:p>74,849</text:p>
          </table:table-cell>
          <table:table-cell office:value-type="float" office:value="18738" table:style-name="ce13">
            <text:p>18,738</text:p>
          </table:table-cell>
          <table:table-cell office:value-type="float" office:value="5566744" table:style-name="ce13">
            <text:p>5,566,744</text:p>
          </table:table-cell>
          <table:table-cell office:value-type="float" office:value="20674763" table:style-name="ce13">
            <text:p>20,674,763</text:p>
          </table:table-cell>
          <table:table-cell office:value-type="float" office:value="26157589" table:style-name="ce13">
            <text:p>26,157,589</text:p>
          </table:table-cell>
          <table:table-cell office:value-type="float" office:value="85431" table:style-name="ce13">
            <text:p>85,431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540.47" table:style-name="ce14">
            <text:p>1,540.47</text:p>
          </table:table-cell>
          <table:table-cell office:value-type="float" office:value="16220" table:style-name="ce13">
            <text:p>16,220</text:p>
          </table:table-cell>
          <table:table-cell office:value-type="float" office:value="234565" table:style-name="ce13">
            <text:p>234,5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086166" table:style-name="ce13">
            <text:p>7,086,166</text:p>
          </table:table-cell>
          <table:table-cell office:value-type="float" office:value="5106133" table:style-name="ce13">
            <text:p>5,106,133</text:p>
          </table:table-cell>
          <table:table-cell office:value-type="float" office:value="66060" table:style-name="ce13">
            <text:p>66,060</text:p>
          </table:table-cell>
          <table:table-cell office:value-type="float" office:value="40116" table:style-name="ce13">
            <text:p>40,116</text:p>
          </table:table-cell>
          <table:table-cell office:value-type="float" office:value="18158575" table:style-name="ce13">
            <text:p>18,158,575</text:p>
          </table:table-cell>
          <table:table-cell office:value-type="float" office:value="18843071" table:style-name="ce13">
            <text:p>18,843,071</text:p>
          </table:table-cell>
          <table:table-cell office:value-type="float" office:value="40804339" table:style-name="ce13">
            <text:p>40,804,339</text:p>
          </table:table-cell>
          <table:table-cell office:value-type="float" office:value="204056" table:style-name="ce13">
            <text:p>204,056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391.5" table:style-name="ce14">
            <text:p>1,391.50</text:p>
          </table:table-cell>
          <table:table-cell office:value-type="float" office:value="28972" table:style-name="ce13">
            <text:p>28,972</text:p>
          </table:table-cell>
          <table:table-cell office:value-type="float" office:value="447232" table:style-name="ce13">
            <text:p>447,2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351" table:style-name="ce13">
            <text:p>15,351</text:p>
          </table:table-cell>
          <table:table-cell office:value-type="float" office:value="7524" table:style-name="ce13">
            <text:p>7,524</text:p>
          </table:table-cell>
          <table:table-cell office:value-type="float" office:value="408" table:style-name="ce13">
            <text:p>408</text:p>
          </table:table-cell>
          <table:table-cell office:value-type="float" office:value="88" table:style-name="ce13">
            <text:p>88</text:p>
          </table:table-cell>
          <table:table-cell office:value-type="float" office:value="12268" table:style-name="ce13">
            <text:p>12,268</text:p>
          </table:table-cell>
          <table:table-cell office:value-type="float" office:value="0" table:style-name="ce13">
            <text:p>0</text:p>
          </table:table-cell>
          <table:table-cell office:value-type="float" office:value="198505" table:style-name="ce13">
            <text:p>198,505</text:p>
          </table:table-cell>
          <table:table-cell office:value-type="float" office:value="63" table:style-name="ce13">
            <text:p>63</text:p>
          </table:table-cell>
          <table:table-cell office:value-type="float" office:value="0.22" table:style-name="ce14">
            <text:p>0.22</text:p>
          </table:table-cell>
          <table:table-cell office:value-type="float" office:value="0.22" table:style-name="ce14">
            <text:p>0.22</text:p>
          </table:table-cell>
          <table:table-cell office:value-type="float" office:value="345.38" table:style-name="ce14">
            <text:p>345.38</text:p>
          </table:table-cell>
          <table:table-cell office:value-type="float" office:value="0" table:style-name="ce13">
            <text:p>0</text:p>
          </table:table-cell>
          <table:table-cell office:value-type="float" office:value="641" table:style-name="ce13">
            <text:p>64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93092" table:style-name="ce13">
            <text:p>993,092</text:p>
          </table:table-cell>
          <table:table-cell office:value-type="float" office:value="630534" table:style-name="ce13">
            <text:p>630,534</text:p>
          </table:table-cell>
          <table:table-cell office:value-type="float" office:value="10935" table:style-name="ce13">
            <text:p>10,935</text:p>
          </table:table-cell>
          <table:table-cell office:value-type="float" office:value="4179" table:style-name="ce13">
            <text:p>4,179</text:p>
          </table:table-cell>
          <table:table-cell office:value-type="float" office:value="1519931" table:style-name="ce13">
            <text:p>1,519,931</text:p>
          </table:table-cell>
          <table:table-cell office:value-type="float" office:value="3118584" table:style-name="ce13">
            <text:p>3,118,584</text:p>
          </table:table-cell>
          <table:table-cell office:value-type="float" office:value="3438785" table:style-name="ce13">
            <text:p>3,438,785</text:p>
          </table:table-cell>
          <table:table-cell office:value-type="float" office:value="11665" table:style-name="ce13">
            <text:p>11,665</text:p>
          </table:table-cell>
          <table:table-cell office:value-type="float" office:value="0.21" table:style-name="ce14">
            <text:p>0.21</text:p>
          </table:table-cell>
          <table:table-cell office:value-type="float" office:value="0.12" table:style-name="ce14">
            <text:p>0.12</text:p>
          </table:table-cell>
          <table:table-cell office:value-type="float" office:value="500.97" table:style-name="ce14">
            <text:p>500.97</text:p>
          </table:table-cell>
          <table:table-cell office:value-type="float" office:value="4843" table:style-name="ce13">
            <text:p>4,843</text:p>
          </table:table-cell>
          <table:table-cell office:value-type="float" office:value="56663" table:style-name="ce13">
            <text:p>56,66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49063" table:style-name="ce13">
            <text:p>2,849,063</text:p>
          </table:table-cell>
          <table:table-cell office:value-type="float" office:value="2165836" table:style-name="ce13">
            <text:p>2,165,836</text:p>
          </table:table-cell>
          <table:table-cell office:value-type="float" office:value="24307" table:style-name="ce13">
            <text:p>24,307</text:p>
          </table:table-cell>
          <table:table-cell office:value-type="float" office:value="38252" table:style-name="ce13">
            <text:p>38,252</text:p>
          </table:table-cell>
          <table:table-cell office:value-type="float" office:value="11187882" table:style-name="ce13">
            <text:p>11,187,882</text:p>
          </table:table-cell>
          <table:table-cell office:value-type="float" office:value="11006754" table:style-name="ce13">
            <text:p>11,006,754</text:p>
          </table:table-cell>
          <table:table-cell office:value-type="float" office:value="17252852" table:style-name="ce13">
            <text:p>17,252,852</text:p>
          </table:table-cell>
          <table:table-cell office:value-type="float" office:value="141190" table:style-name="ce13">
            <text:p>141,190</text:p>
          </table:table-cell>
          <table:table-cell office:value-type="float" office:value="0.42" table:style-name="ce14">
            <text:p>0.42</text:p>
          </table:table-cell>
          <table:table-cell office:value-type="float" office:value="0.08" table:style-name="ce14">
            <text:p>0.08</text:p>
          </table:table-cell>
          <table:table-cell office:value-type="float" office:value="569.4" table:style-name="ce14">
            <text:p>569.40</text:p>
          </table:table-cell>
          <table:table-cell office:value-type="float" office:value="39569" table:style-name="ce13">
            <text:p>39,569</text:p>
          </table:table-cell>
          <table:table-cell office:value-type="float" office:value="502539" table:style-name="ce13">
            <text:p>502,5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0096" table:style-name="ce13">
            <text:p>200,096</text:p>
          </table:table-cell>
          <table:table-cell office:value-type="float" office:value="105891" table:style-name="ce13">
            <text:p>105,891</text:p>
          </table:table-cell>
          <table:table-cell office:value-type="float" office:value="550" table:style-name="ce13">
            <text:p>550</text:p>
          </table:table-cell>
          <table:table-cell office:value-type="float" office:value="29353" table:style-name="ce13">
            <text:p>29,353</text:p>
          </table:table-cell>
          <table:table-cell office:value-type="float" office:value="336089" table:style-name="ce13">
            <text:p>336,089</text:p>
          </table:table-cell>
          <table:table-cell office:value-type="float" office:value="84560" table:style-name="ce13">
            <text:p>84,560</text:p>
          </table:table-cell>
          <table:table-cell office:value-type="float" office:value="789952" table:style-name="ce13">
            <text:p>789,952</text:p>
          </table:table-cell>
          <table:table-cell office:value-type="float" office:value="2203" table:style-name="ce13">
            <text:p>2,203</text:p>
          </table:table-cell>
          <table:table-cell office:value-type="float" office:value="0.06" table:style-name="ce14">
            <text:p>0.06</text:p>
          </table:table-cell>
          <table:table-cell office:value-type="float" office:value="0.02" table:style-name="ce14">
            <text:p>0.02</text:p>
          </table:table-cell>
          <table:table-cell office:value-type="float" office:value="370.16" table:style-name="ce14">
            <text:p>370.16</text:p>
          </table:table-cell>
          <table:table-cell office:value-type="float" office:value="665" table:style-name="ce13">
            <text:p>665</text:p>
          </table:table-cell>
          <table:table-cell office:value-type="float" office:value="14588" table:style-name="ce13">
            <text:p>14,5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9446" table:style-name="ce13">
            <text:p>419,446</text:p>
          </table:table-cell>
          <table:table-cell office:value-type="float" office:value="302348" table:style-name="ce13">
            <text:p>302,348</text:p>
          </table:table-cell>
          <table:table-cell office:value-type="float" office:value="2469" table:style-name="ce13">
            <text:p>2,469</text:p>
          </table:table-cell>
          <table:table-cell office:value-type="float" office:value="2494" table:style-name="ce13">
            <text:p>2,494</text:p>
          </table:table-cell>
          <table:table-cell office:value-type="float" office:value="1230892" table:style-name="ce13">
            <text:p>1,230,892</text:p>
          </table:table-cell>
          <table:table-cell office:value-type="float" office:value="417470" table:style-name="ce13">
            <text:p>417,470</text:p>
          </table:table-cell>
          <table:table-cell office:value-type="float" office:value="3434735" table:style-name="ce13">
            <text:p>3,434,735</text:p>
          </table:table-cell>
          <table:table-cell office:value-type="float" office:value="6696" table:style-name="ce13">
            <text:p>6,696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178.69" table:style-name="ce14">
            <text:p>1,178.69</text:p>
          </table:table-cell>
          <table:table-cell office:value-type="float" office:value="2887" table:style-name="ce13">
            <text:p>2,887</text:p>
          </table:table-cell>
          <table:table-cell office:value-type="float" office:value="54652" table:style-name="ce13">
            <text:p>54,6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8600" table:style-name="ce13">
            <text:p>148,600</text:p>
          </table:table-cell>
          <table:table-cell office:value-type="float" office:value="79102" table:style-name="ce13">
            <text:p>79,102</text:p>
          </table:table-cell>
          <table:table-cell office:value-type="float" office:value="1627" table:style-name="ce13">
            <text:p>1,627</text:p>
          </table:table-cell>
          <table:table-cell office:value-type="float" office:value="929" table:style-name="ce13">
            <text:p>929</text:p>
          </table:table-cell>
          <table:table-cell office:value-type="float" office:value="233923" table:style-name="ce13">
            <text:p>233,923</text:p>
          </table:table-cell>
          <table:table-cell office:value-type="float" office:value="53360" table:style-name="ce13">
            <text:p>53,360</text:p>
          </table:table-cell>
          <table:table-cell office:value-type="float" office:value="487161" table:style-name="ce13">
            <text:p>487,161</text:p>
          </table:table-cell>
          <table:table-cell office:value-type="float" office:value="270" table:style-name="ce13">
            <text:p>270</text:p>
          </table:table-cell>
          <table:table-cell office:value-type="float" office:value="0.32" table:style-name="ce14">
            <text:p>0.32</text:p>
          </table:table-cell>
          <table:table-cell office:value-type="float" office:value="0" table:style-name="ce14">
            <text:p>0.00</text:p>
          </table:table-cell>
          <table:table-cell office:value-type="float" office:value="1569.18" table:style-name="ce14">
            <text:p>1,569.18</text:p>
          </table:table-cell>
          <table:table-cell office:value-type="float" office:value="602" table:style-name="ce13">
            <text:p>602</text:p>
          </table:table-cell>
          <table:table-cell office:value-type="float" office:value="12613" table:style-name="ce13">
            <text:p>12,6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8102" table:style-name="ce13">
            <text:p>618,102</text:p>
          </table:table-cell>
          <table:table-cell office:value-type="float" office:value="431102" table:style-name="ce13">
            <text:p>431,102</text:p>
          </table:table-cell>
          <table:table-cell office:value-type="float" office:value="6413" table:style-name="ce13">
            <text:p>6,413</text:p>
          </table:table-cell>
          <table:table-cell office:value-type="float" office:value="6814" table:style-name="ce13">
            <text:p>6,814</text:p>
          </table:table-cell>
          <table:table-cell office:value-type="float" office:value="1948903" table:style-name="ce13">
            <text:p>1,948,903</text:p>
          </table:table-cell>
          <table:table-cell office:value-type="float" office:value="1694566" table:style-name="ce13">
            <text:p>1,694,566</text:p>
          </table:table-cell>
          <table:table-cell office:value-type="float" office:value="4837470" table:style-name="ce13">
            <text:p>4,837,470</text:p>
          </table:table-cell>
          <table:table-cell office:value-type="float" office:value="24467" table:style-name="ce13">
            <text:p>24,467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2211.31" table:style-name="ce14">
            <text:p>2,211.31</text:p>
          </table:table-cell>
          <table:table-cell office:value-type="float" office:value="4605" table:style-name="ce13">
            <text:p>4,605</text:p>
          </table:table-cell>
          <table:table-cell office:value-type="float" office:value="62212" table:style-name="ce13">
            <text:p>62,2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724" table:style-name="ce13">
            <text:p>9,724</text:p>
          </table:table-cell>
          <table:table-cell office:value-type="float" office:value="5074" table:style-name="ce13">
            <text:p>5,074</text:p>
          </table:table-cell>
          <table:table-cell office:value-type="float" office:value="41" table:style-name="ce13">
            <text:p>41</text:p>
          </table:table-cell>
          <table:table-cell office:value-type="float" office:value="48" table:style-name="ce13">
            <text:p>48</text:p>
          </table:table-cell>
          <table:table-cell office:value-type="float" office:value="10658" table:style-name="ce13">
            <text:p>10,658</text:p>
          </table:table-cell>
          <table:table-cell office:value-type="float" office:value="2505" table:style-name="ce13">
            <text:p>2,505</text:p>
          </table:table-cell>
          <table:table-cell office:value-type="float" office:value="39843" table:style-name="ce13">
            <text:p>39,843</text:p>
          </table:table-cell>
          <table:table-cell office:value-type="float" office:value="0" table:style-name="ce13">
            <text:p>0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526.72" table:style-name="ce14">
            <text:p>526.72</text:p>
          </table:table-cell>
          <table:table-cell office:value-type="float" office:value="0" table:style-name="ce13">
            <text:p>0</text:p>
          </table:table-cell>
          <table:table-cell office:value-type="float" office:value="734" table:style-name="ce13">
            <text:p>7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89127" table:style-name="ce13">
            <text:p>889,127</text:p>
          </table:table-cell>
          <table:table-cell office:value-type="float" office:value="534386" table:style-name="ce13">
            <text:p>534,386</text:p>
          </table:table-cell>
          <table:table-cell office:value-type="float" office:value="7923" table:style-name="ce13">
            <text:p>7,923</text:p>
          </table:table-cell>
          <table:table-cell office:value-type="float" office:value="4499" table:style-name="ce13">
            <text:p>4,499</text:p>
          </table:table-cell>
          <table:table-cell office:value-type="float" office:value="1600022" table:style-name="ce13">
            <text:p>1,600,022</text:p>
          </table:table-cell>
          <table:table-cell office:value-type="float" office:value="2006364" table:style-name="ce13">
            <text:p>2,006,364</text:p>
          </table:table-cell>
          <table:table-cell office:value-type="float" office:value="4414407" table:style-name="ce13">
            <text:p>4,414,407</text:p>
          </table:table-cell>
          <table:table-cell office:value-type="float" office:value="5232" table:style-name="ce13">
            <text:p>5,232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96.56" table:style-name="ce14">
            <text:p>196.56</text:p>
          </table:table-cell>
          <table:table-cell office:value-type="float" office:value="4116" table:style-name="ce13">
            <text:p>4,116</text:p>
          </table:table-cell>
          <table:table-cell office:value-type="float" office:value="68856" table:style-name="ce13">
            <text:p>68,8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772" table:style-name="ce13">
            <text:p>110,772</text:p>
          </table:table-cell>
          <table:table-cell office:value-type="float" office:value="53656" table:style-name="ce13">
            <text:p>53,656</text:p>
          </table:table-cell>
          <table:table-cell office:value-type="float" office:value="744" table:style-name="ce13">
            <text:p>744</text:p>
          </table:table-cell>
          <table:table-cell office:value-type="float" office:value="695" table:style-name="ce13">
            <text:p>695</text:p>
          </table:table-cell>
          <table:table-cell office:value-type="float" office:value="189171" table:style-name="ce13">
            <text:p>189,171</text:p>
          </table:table-cell>
          <table:table-cell office:value-type="float" office:value="74333" table:style-name="ce13">
            <text:p>74,333</text:p>
          </table:table-cell>
          <table:table-cell office:value-type="float" office:value="310096" table:style-name="ce13">
            <text:p>310,096</text:p>
          </table:table-cell>
          <table:table-cell office:value-type="float" office:value="206" table:style-name="ce13">
            <text:p>206</text:p>
          </table:table-cell>
          <table:table-cell office:value-type="float" office:value="0.45" table:style-name="ce14">
            <text:p>0.45</text:p>
          </table:table-cell>
          <table:table-cell office:value-type="float" office:value="0.05" table:style-name="ce14">
            <text:p>0.05</text:p>
          </table:table-cell>
          <table:table-cell office:value-type="float" office:value="477.31" table:style-name="ce14">
            <text:p>477.31</text:p>
          </table:table-cell>
          <table:table-cell office:value-type="float" office:value="0" table:style-name="ce13">
            <text:p>0</text:p>
          </table:table-cell>
          <table:table-cell office:value-type="float" office:value="8718" table:style-name="ce13">
            <text:p>8,7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398" table:style-name="ce13">
            <text:p>15,398</text:p>
          </table:table-cell>
          <table:table-cell office:value-type="float" office:value="10194" table:style-name="ce13">
            <text:p>10,194</text:p>
          </table:table-cell>
          <table:table-cell office:value-type="float" office:value="61" table:style-name="ce13">
            <text:p>61</text:p>
          </table:table-cell>
          <table:table-cell office:value-type="float" office:value="75" table:style-name="ce13">
            <text:p>75</text:p>
          </table:table-cell>
          <table:table-cell office:value-type="float" office:value="19604" table:style-name="ce13">
            <text:p>19,604</text:p>
          </table:table-cell>
          <table:table-cell office:value-type="float" office:value="13113" table:style-name="ce13">
            <text:p>13,113</text:p>
          </table:table-cell>
          <table:table-cell office:value-type="float" office:value="96146" table:style-name="ce13">
            <text:p>96,146</text:p>
          </table:table-cell>
          <table:table-cell office:value-type="float" office:value="19" table:style-name="ce13">
            <text:p>19</text:p>
          </table:table-cell>
          <table:table-cell office:value-type="float" office:value="0.67" table:style-name="ce14">
            <text:p>0.67</text:p>
          </table:table-cell>
          <table:table-cell office:value-type="float" office:value="0" table:style-name="ce14">
            <text:p>0.00</text:p>
          </table:table-cell>
          <table:table-cell office:value-type="float" office:value="5181.57" table:style-name="ce14">
            <text:p>5,181.57</text:p>
          </table:table-cell>
          <table:table-cell office:value-type="float" office:value="151" table:style-name="ce13">
            <text:p>151</text:p>
          </table:table-cell>
          <table:table-cell office:value-type="float" office:value="1465" table:style-name="ce13">
            <text:p>1,4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33423" table:style-name="ce13">
            <text:p>2,233,423</text:p>
          </table:table-cell>
          <table:table-cell office:value-type="float" office:value="1318430" table:style-name="ce13">
            <text:p>1,318,430</text:p>
          </table:table-cell>
          <table:table-cell office:value-type="float" office:value="24460" table:style-name="ce13">
            <text:p>24,460</text:p>
          </table:table-cell>
          <table:table-cell office:value-type="float" office:value="12651" table:style-name="ce13">
            <text:p>12,651</text:p>
          </table:table-cell>
          <table:table-cell office:value-type="float" office:value="5675840" table:style-name="ce13">
            <text:p>5,675,840</text:p>
          </table:table-cell>
          <table:table-cell office:value-type="float" office:value="4118033" table:style-name="ce13">
            <text:p>4,118,033</text:p>
          </table:table-cell>
          <table:table-cell office:value-type="float" office:value="9151960" table:style-name="ce13">
            <text:p>9,151,960</text:p>
          </table:table-cell>
          <table:table-cell office:value-type="float" office:value="65348" table:style-name="ce13">
            <text:p>65,348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57.66" table:style-name="ce14">
            <text:p>157.66</text:p>
          </table:table-cell>
          <table:table-cell office:value-type="float" office:value="14896" table:style-name="ce13">
            <text:p>14,896</text:p>
          </table:table-cell>
          <table:table-cell office:value-type="float" office:value="178388" table:style-name="ce13">
            <text:p>178,3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39588" table:style-name="ce13">
            <text:p>1,639,588</text:p>
          </table:table-cell>
          <table:table-cell office:value-type="float" office:value="1039402" table:style-name="ce13">
            <text:p>1,039,402</text:p>
          </table:table-cell>
          <table:table-cell office:value-type="float" office:value="13296" table:style-name="ce13">
            <text:p>13,296</text:p>
          </table:table-cell>
          <table:table-cell office:value-type="float" office:value="7914" table:style-name="ce13">
            <text:p>7,914</text:p>
          </table:table-cell>
          <table:table-cell office:value-type="float" office:value="4033894" table:style-name="ce13">
            <text:p>4,033,894</text:p>
          </table:table-cell>
          <table:table-cell office:value-type="float" office:value="5694720" table:style-name="ce13">
            <text:p>5,694,720</text:p>
          </table:table-cell>
          <table:table-cell office:value-type="float" office:value="4996032" table:style-name="ce13">
            <text:p>4,996,032</text:p>
          </table:table-cell>
          <table:table-cell office:value-type="float" office:value="136597" table:style-name="ce13">
            <text:p>136,597</text:p>
          </table:table-cell>
          <table:table-cell office:value-type="float" office:value="0.27" table:style-name="ce14">
            <text:p>0.27</text:p>
          </table:table-cell>
          <table:table-cell office:value-type="float" office:value="0.1" table:style-name="ce14">
            <text:p>0.10</text:p>
          </table:table-cell>
          <table:table-cell office:value-type="float" office:value="100.64" table:style-name="ce14">
            <text:p>100.64</text:p>
          </table:table-cell>
          <table:table-cell office:value-type="float" office:value="10126" table:style-name="ce13">
            <text:p>10,126</text:p>
          </table:table-cell>
          <table:table-cell office:value-type="float" office:value="141395" table:style-name="ce13">
            <text:p>141,3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3501" table:style-name="ce13">
            <text:p>1,163,501</text:p>
          </table:table-cell>
          <table:table-cell office:value-type="float" office:value="596026" table:style-name="ce13">
            <text:p>596,026</text:p>
          </table:table-cell>
          <table:table-cell office:value-type="float" office:value="2763" table:style-name="ce13">
            <text:p>2,763</text:p>
          </table:table-cell>
          <table:table-cell office:value-type="float" office:value="6284" table:style-name="ce13">
            <text:p>6,284</text:p>
          </table:table-cell>
          <table:table-cell office:value-type="float" office:value="1344309" table:style-name="ce13">
            <text:p>1,344,309</text:p>
          </table:table-cell>
          <table:table-cell office:value-type="float" office:value="2958223" table:style-name="ce13">
            <text:p>2,958,223</text:p>
          </table:table-cell>
          <table:table-cell office:value-type="float" office:value="4221766" table:style-name="ce13">
            <text:p>4,221,766</text:p>
          </table:table-cell>
          <table:table-cell office:value-type="float" office:value="17435" table:style-name="ce13">
            <text:p>17,435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98.77" table:style-name="ce14">
            <text:p>798.77</text:p>
          </table:table-cell>
          <table:table-cell office:value-type="float" office:value="4402" table:style-name="ce13">
            <text:p>4,402</text:p>
          </table:table-cell>
          <table:table-cell office:value-type="float" office:value="60126" table:style-name="ce13">
            <text:p>60,1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78829" table:style-name="ce13">
            <text:p>2,078,829</text:p>
          </table:table-cell>
          <table:table-cell office:value-type="float" office:value="1109061" table:style-name="ce13">
            <text:p>1,109,061</text:p>
          </table:table-cell>
          <table:table-cell office:value-type="float" office:value="14693" table:style-name="ce13">
            <text:p>14,693</text:p>
          </table:table-cell>
          <table:table-cell office:value-type="float" office:value="12634" table:style-name="ce13">
            <text:p>12,634</text:p>
          </table:table-cell>
          <table:table-cell office:value-type="float" office:value="4068256" table:style-name="ce13">
            <text:p>4,068,256</text:p>
          </table:table-cell>
          <table:table-cell office:value-type="float" office:value="4832725" table:style-name="ce13">
            <text:p>4,832,725</text:p>
          </table:table-cell>
          <table:table-cell office:value-type="float" office:value="9180968" table:style-name="ce13">
            <text:p>9,180,968</text:p>
          </table:table-cell>
          <table:table-cell office:value-type="float" office:value="85832" table:style-name="ce13">
            <text:p>85,832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811.3" table:style-name="ce14">
            <text:p>811.30</text:p>
          </table:table-cell>
          <table:table-cell office:value-type="float" office:value="8936" table:style-name="ce13">
            <text:p>8,936</text:p>
          </table:table-cell>
          <table:table-cell office:value-type="float" office:value="144028" table:style-name="ce13">
            <text:p>144,0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321054" table:style-name="ce13">
            <text:p>6,321,054</text:p>
          </table:table-cell>
          <table:table-cell office:value-type="float" office:value="4477538" table:style-name="ce13">
            <text:p>4,477,538</text:p>
          </table:table-cell>
          <table:table-cell office:value-type="float" office:value="52246" table:style-name="ce13">
            <text:p>52,246</text:p>
          </table:table-cell>
          <table:table-cell office:value-type="float" office:value="22022" table:style-name="ce13">
            <text:p>22,022</text:p>
          </table:table-cell>
          <table:table-cell office:value-type="float" office:value="12645880" table:style-name="ce13">
            <text:p>12,645,880</text:p>
          </table:table-cell>
          <table:table-cell office:value-type="float" office:value="19353347" table:style-name="ce13">
            <text:p>19,353,347</text:p>
          </table:table-cell>
          <table:table-cell office:value-type="float" office:value="39026463" table:style-name="ce13">
            <text:p>39,026,463</text:p>
          </table:table-cell>
          <table:table-cell office:value-type="float" office:value="278243" table:style-name="ce13">
            <text:p>278,243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680.49" table:style-name="ce14">
            <text:p>680.49</text:p>
          </table:table-cell>
          <table:table-cell office:value-type="float" office:value="43624" table:style-name="ce13">
            <text:p>43,624</text:p>
          </table:table-cell>
          <table:table-cell office:value-type="float" office:value="487208" table:style-name="ce13">
            <text:p>487,2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5427" table:style-name="ce13">
            <text:p>365,427</text:p>
          </table:table-cell>
          <table:table-cell office:value-type="float" office:value="186679" table:style-name="ce13">
            <text:p>186,679</text:p>
          </table:table-cell>
          <table:table-cell office:value-type="float" office:value="4519" table:style-name="ce13">
            <text:p>4,519</text:p>
          </table:table-cell>
          <table:table-cell office:value-type="float" office:value="3988" table:style-name="ce13">
            <text:p>3,988</text:p>
          </table:table-cell>
          <table:table-cell office:value-type="float" office:value="1100318" table:style-name="ce13">
            <text:p>1,100,318</text:p>
          </table:table-cell>
          <table:table-cell office:value-type="float" office:value="839945" table:style-name="ce13">
            <text:p>839,945</text:p>
          </table:table-cell>
          <table:table-cell office:value-type="float" office:value="927115" table:style-name="ce13">
            <text:p>927,115</text:p>
          </table:table-cell>
          <table:table-cell office:value-type="float" office:value="6851" table:style-name="ce13">
            <text:p>6,851</text:p>
          </table:table-cell>
          <table:table-cell office:value-type="float" office:value="0.56000000000000005" table:style-name="ce14">
            <text:p>0.56</text:p>
          </table:table-cell>
          <table:table-cell office:value-type="float" office:value="0.34" table:style-name="ce14">
            <text:p>0.34</text:p>
          </table:table-cell>
          <table:table-cell office:value-type="float" office:value="171.05" table:style-name="ce14">
            <text:p>171.05</text:p>
          </table:table-cell>
          <table:table-cell office:value-type="float" office:value="4439" table:style-name="ce13">
            <text:p>4,439</text:p>
          </table:table-cell>
          <table:table-cell office:value-type="float" office:value="62324" table:style-name="ce13">
            <text:p>62,3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6156" table:style-name="ce13">
            <text:p>606,156</text:p>
          </table:table-cell>
          <table:table-cell office:value-type="float" office:value="328439" table:style-name="ce13">
            <text:p>328,439</text:p>
          </table:table-cell>
          <table:table-cell office:value-type="float" office:value="4359" table:style-name="ce13">
            <text:p>4,359</text:p>
          </table:table-cell>
          <table:table-cell office:value-type="float" office:value="4499" table:style-name="ce13">
            <text:p>4,499</text:p>
          </table:table-cell>
          <table:table-cell office:value-type="float" office:value="1365702" table:style-name="ce13">
            <text:p>1,365,702</text:p>
          </table:table-cell>
          <table:table-cell office:value-type="float" office:value="2052096" table:style-name="ce13">
            <text:p>2,052,096</text:p>
          </table:table-cell>
          <table:table-cell office:value-type="float" office:value="3041151" table:style-name="ce13">
            <text:p>3,041,151</text:p>
          </table:table-cell>
          <table:table-cell office:value-type="float" office:value="22712" table:style-name="ce13">
            <text:p>22,712</text:p>
          </table:table-cell>
          <table:table-cell office:value-type="float" office:value="0.61" table:style-name="ce14">
            <text:p>0.61</text:p>
          </table:table-cell>
          <table:table-cell office:value-type="float" office:value="0" table:style-name="ce14">
            <text:p>0.00</text:p>
          </table:table-cell>
          <table:table-cell office:value-type="float" office:value="297.49" table:style-name="ce14">
            <text:p>297.49</text:p>
          </table:table-cell>
          <table:table-cell office:value-type="float" office:value="13705" table:style-name="ce13">
            <text:p>13,705</text:p>
          </table:table-cell>
          <table:table-cell office:value-type="float" office:value="138853" table:style-name="ce13">
            <text:p>138,8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696228" table:style-name="ce13">
            <text:p>5,696,228</text:p>
          </table:table-cell>
          <table:table-cell office:value-type="float" office:value="3990058" table:style-name="ce13">
            <text:p>3,990,058</text:p>
          </table:table-cell>
          <table:table-cell office:value-type="float" office:value="66616" table:style-name="ce13">
            <text:p>66,616</text:p>
          </table:table-cell>
          <table:table-cell office:value-type="float" office:value="35965" table:style-name="ce13">
            <text:p>35,965</text:p>
          </table:table-cell>
          <table:table-cell office:value-type="float" office:value="10324070" table:style-name="ce13">
            <text:p>10,324,070</text:p>
          </table:table-cell>
          <table:table-cell office:value-type="float" office:value="22499987" table:style-name="ce13">
            <text:p>22,499,987</text:p>
          </table:table-cell>
          <table:table-cell office:value-type="float" office:value="28839010" table:style-name="ce13">
            <text:p>28,839,010</text:p>
          </table:table-cell>
          <table:table-cell office:value-type="float" office:value="226703" table:style-name="ce13">
            <text:p>226,703</text:p>
          </table:table-cell>
          <table:table-cell office:value-type="float" office:value="0.12" table:style-name="ce14">
            <text:p>0.12</text:p>
          </table:table-cell>
          <table:table-cell office:value-type="float" office:value="0.01" table:style-name="ce14">
            <text:p>0.01</text:p>
          </table:table-cell>
          <table:table-cell office:value-type="float" office:value="1069.6500000000001" table:style-name="ce14">
            <text:p>1,069.65</text:p>
          </table:table-cell>
          <table:table-cell office:value-type="float" office:value="20575" table:style-name="ce13">
            <text:p>20,575</text:p>
          </table:table-cell>
          <table:table-cell office:value-type="float" office:value="311257" table:style-name="ce13">
            <text:p>311,2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6201" table:style-name="ce13">
            <text:p>146,201</text:p>
          </table:table-cell>
          <table:table-cell office:value-type="float" office:value="98742" table:style-name="ce13">
            <text:p>98,742</text:p>
          </table:table-cell>
          <table:table-cell office:value-type="float" office:value="277" table:style-name="ce13">
            <text:p>277</text:p>
          </table:table-cell>
          <table:table-cell office:value-type="float" office:value="480" table:style-name="ce13">
            <text:p>480</text:p>
          </table:table-cell>
          <table:table-cell office:value-type="float" office:value="264620" table:style-name="ce13">
            <text:p>264,620</text:p>
          </table:table-cell>
          <table:table-cell office:value-type="float" office:value="124876" table:style-name="ce13">
            <text:p>124,876</text:p>
          </table:table-cell>
          <table:table-cell office:value-type="float" office:value="278330" table:style-name="ce13">
            <text:p>278,330</text:p>
          </table:table-cell>
          <table:table-cell office:value-type="float" office:value="2739" table:style-name="ce13">
            <text:p>2,739</text:p>
          </table:table-cell>
          <table:table-cell office:value-type="float" office:value="0.27" table:style-name="ce14">
            <text:p>0.27</text:p>
          </table:table-cell>
          <table:table-cell office:value-type="float" office:value="0" table:style-name="ce14">
            <text:p>0.00</text:p>
          </table:table-cell>
          <table:table-cell office:value-type="float" office:value="880.98" table:style-name="ce14">
            <text:p>880.98</text:p>
          </table:table-cell>
          <table:table-cell office:value-type="float" office:value="240" table:style-name="ce13">
            <text:p>240</text:p>
          </table:table-cell>
          <table:table-cell office:value-type="float" office:value="6070" table:style-name="ce13">
            <text:p>6,0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144" table:style-name="ce13">
            <text:p>124,144</text:p>
          </table:table-cell>
          <table:table-cell office:value-type="float" office:value="56356" table:style-name="ce13">
            <text:p>56,356</text:p>
          </table:table-cell>
          <table:table-cell office:value-type="float" office:value="428" table:style-name="ce13">
            <text:p>428</text:p>
          </table:table-cell>
          <table:table-cell office:value-type="float" office:value="541" table:style-name="ce13">
            <text:p>541</text:p>
          </table:table-cell>
          <table:table-cell office:value-type="float" office:value="216916" table:style-name="ce13">
            <text:p>216,916</text:p>
          </table:table-cell>
          <table:table-cell office:value-type="float" office:value="1129893" table:style-name="ce13">
            <text:p>1,129,893</text:p>
          </table:table-cell>
          <table:table-cell office:value-type="float" office:value="352314" table:style-name="ce13">
            <text:p>352,314</text:p>
          </table:table-cell>
          <table:table-cell office:value-type="float" office:value="432" table:style-name="ce13">
            <text:p>432</text:p>
          </table:table-cell>
          <table:table-cell office:value-type="float" office:value="0.18" table:style-name="ce14">
            <text:p>0.18</text:p>
          </table:table-cell>
          <table:table-cell office:value-type="float" office:value="0.01" table:style-name="ce14">
            <text:p>0.01</text:p>
          </table:table-cell>
          <table:table-cell office:value-type="float" office:value="127.62" table:style-name="ce14">
            <text:p>127.62</text:p>
          </table:table-cell>
          <table:table-cell office:value-type="float" office:value="2240" table:style-name="ce13">
            <text:p>2,240</text:p>
          </table:table-cell>
          <table:table-cell office:value-type="float" office:value="14952" table:style-name="ce13">
            <text:p>14,9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229899" table:style-name="ce13">
            <text:p>7,229,899</text:p>
          </table:table-cell>
          <table:table-cell office:value-type="float" office:value="4686245" table:style-name="ce13">
            <text:p>4,686,245</text:p>
          </table:table-cell>
          <table:table-cell office:value-type="float" office:value="67957" table:style-name="ce13">
            <text:p>67,957</text:p>
          </table:table-cell>
          <table:table-cell office:value-type="float" office:value="33810" table:style-name="ce13">
            <text:p>33,810</text:p>
          </table:table-cell>
          <table:table-cell office:value-type="float" office:value="16155679" table:style-name="ce13">
            <text:p>16,155,679</text:p>
          </table:table-cell>
          <table:table-cell office:value-type="float" office:value="24192070" table:style-name="ce13">
            <text:p>24,192,070</text:p>
          </table:table-cell>
          <table:table-cell office:value-type="float" office:value="37675901" table:style-name="ce13">
            <text:p>37,675,901</text:p>
          </table:table-cell>
          <table:table-cell office:value-type="float" office:value="565730" table:style-name="ce13">
            <text:p>565,730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472.58" table:style-name="ce14">
            <text:p>472.58</text:p>
          </table:table-cell>
          <table:table-cell office:value-type="float" office:value="43084" table:style-name="ce13">
            <text:p>43,084</text:p>
          </table:table-cell>
          <table:table-cell office:value-type="float" office:value="575032" table:style-name="ce13">
            <text:p>575,0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5256" table:style-name="ce13">
            <text:p>595,256</text:p>
          </table:table-cell>
          <table:table-cell office:value-type="float" office:value="248162" table:style-name="ce13">
            <text:p>248,162</text:p>
          </table:table-cell>
          <table:table-cell office:value-type="float" office:value="1793" table:style-name="ce13">
            <text:p>1,793</text:p>
          </table:table-cell>
          <table:table-cell office:value-type="float" office:value="1745" table:style-name="ce13">
            <text:p>1,745</text:p>
          </table:table-cell>
          <table:table-cell office:value-type="float" office:value="454631" table:style-name="ce13">
            <text:p>454,631</text:p>
          </table:table-cell>
          <table:table-cell office:value-type="float" office:value="936433" table:style-name="ce13">
            <text:p>936,433</text:p>
          </table:table-cell>
          <table:table-cell office:value-type="float" office:value="1135340" table:style-name="ce13">
            <text:p>1,135,340</text:p>
          </table:table-cell>
          <table:table-cell office:value-type="float" office:value="5366" table:style-name="ce13">
            <text:p>5,366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.13" table:style-name="ce14">
            <text:p>0.13</text:p>
          </table:table-cell>
          <table:table-cell office:value-type="float" office:value="325.14" table:style-name="ce14">
            <text:p>325.14</text:p>
          </table:table-cell>
          <table:table-cell office:value-type="float" office:value="841" table:style-name="ce13">
            <text:p>841</text:p>
          </table:table-cell>
          <table:table-cell office:value-type="float" office:value="9810" table:style-name="ce13">
            <text:p>9,8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4802" table:style-name="ce13">
            <text:p>174,802</text:p>
          </table:table-cell>
          <table:table-cell office:value-type="float" office:value="104049" table:style-name="ce13">
            <text:p>104,049</text:p>
          </table:table-cell>
          <table:table-cell office:value-type="float" office:value="2176" table:style-name="ce13">
            <text:p>2,176</text:p>
          </table:table-cell>
          <table:table-cell office:value-type="float" office:value="2443" table:style-name="ce13">
            <text:p>2,443</text:p>
          </table:table-cell>
          <table:table-cell office:value-type="float" office:value="269593" table:style-name="ce13">
            <text:p>269,593</text:p>
          </table:table-cell>
          <table:table-cell office:value-type="float" office:value="0" table:style-name="ce13">
            <text:p>0</text:p>
          </table:table-cell>
          <table:table-cell office:value-type="float" office:value="2962108" table:style-name="ce13">
            <text:p>2,962,108</text:p>
          </table:table-cell>
          <table:table-cell office:value-type="float" office:value="452" table:style-name="ce13">
            <text:p>452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2051.15" table:style-name="ce14">
            <text:p>2,051.15</text:p>
          </table:table-cell>
          <table:table-cell office:value-type="float" office:value="1328" table:style-name="ce13">
            <text:p>1,328</text:p>
          </table:table-cell>
          <table:table-cell office:value-type="float" office:value="36926" table:style-name="ce13">
            <text:p>36,9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9972268" table:style-name="ce13">
            <text:p>49,972,268</text:p>
          </table:table-cell>
          <table:table-cell office:value-type="float" office:value="32822235" table:style-name="ce13">
            <text:p>32,822,235</text:p>
          </table:table-cell>
          <table:table-cell office:value-type="float" office:value="491712" table:style-name="ce13">
            <text:p>491,712</text:p>
          </table:table-cell>
          <table:table-cell office:value-type="float" office:value="329033" table:style-name="ce13">
            <text:p>329,033</text:p>
          </table:table-cell>
          <table:table-cell office:value-type="float" office:value="104694035" table:style-name="ce13">
            <text:p>104,694,035</text:p>
          </table:table-cell>
          <table:table-cell office:value-type="float" office:value="154086779" table:style-name="ce13">
            <text:p>154,086,779</text:p>
          </table:table-cell>
          <table:table-cell office:value-type="float" office:value="259474640" table:style-name="ce13">
            <text:p>259,474,640</text:p>
          </table:table-cell>
          <table:table-cell office:value-type="float" office:value="1918416" table:style-name="ce13">
            <text:p>1,918,416</text:p>
          </table:table-cell>
          <table:table-cell office:value-type="float" office:value="0.15702932451695872" table:style-name="ce14">
            <text:p>0.16</text:p>
          </table:table-cell>
          <table:table-cell office:value-type="float" office:value="0.02" table:style-name="ce14">
            <text:p>0.02</text:p>
          </table:table-cell>
          <table:table-cell office:value-type="float" office:value="538.87461675635416" table:style-name="ce14">
            <text:p>538.87</text:p>
          </table:table-cell>
          <table:table-cell office:value-type="float" office:value="283095" table:style-name="ce13">
            <text:p>283,095</text:p>
          </table:table-cell>
          <table:table-cell office:value-type="float" office:value="3854399" table:style-name="ce13">
            <text:p>3,854,399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0911.$A$1:10911.$N$23" table:base-cell-address="10911.$A$1"/>
          <table:named-range table:name="外部資料_10" table:cell-range-address="10911.$A$1:10911.$N$23" table:base-cell-address="10911.$A$1"/>
          <table:named-range table:name="外部資料_11" table:cell-range-address="10911.$A$1:10911.$N$23" table:base-cell-address="10911.$A$1"/>
          <table:named-range table:name="外部資料_12" table:cell-range-address="10911.$A$1:10911.$N$23" table:base-cell-address="10911.$A$1"/>
          <table:named-range table:name="外部資料_13" table:cell-range-address="10911.$A$1:10911.$N$23" table:base-cell-address="10911.$A$1"/>
          <table:named-range table:name="外部資料_14" table:cell-range-address="10911.$A$1:10911.$N$23" table:base-cell-address="10911.$A$1"/>
          <table:named-range table:name="外部資料_15" table:cell-range-address="10911.$A$1:10911.$N$23" table:base-cell-address="10911.$A$1"/>
          <table:named-range table:name="外部資料_16" table:cell-range-address="10911.$A$1:10911.$N$23" table:base-cell-address="10911.$A$1"/>
          <table:named-range table:name="外部資料_17" table:cell-range-address="10911.$A$1:10911.$N$23" table:base-cell-address="10911.$A$1"/>
          <table:named-range table:name="外部資料_18" table:cell-range-address="10911.$A$1:10911.$N$23" table:base-cell-address="10911.$A$1"/>
          <table:named-range table:name="外部資料_19" table:cell-range-address="10911.$A$1:10911.$N$23" table:base-cell-address="10911.$A$1"/>
          <table:named-range table:name="外部資料_2" table:cell-range-address="10911.$A$1:10911.$N$23" table:base-cell-address="10911.$A$1"/>
          <table:named-range table:name="外部資料_20" table:cell-range-address="10911.$A$1:10911.$N$23" table:base-cell-address="10911.$A$1"/>
          <table:named-range table:name="外部資料_21" table:cell-range-address="10911.$A$1:10911.$N$23" table:base-cell-address="10911.$A$1"/>
          <table:named-range table:name="外部資料_22" table:cell-range-address="10911.$A$1:10911.$N$23" table:base-cell-address="10911.$A$1"/>
          <table:named-range table:name="外部資料_23" table:cell-range-address="10911.$A$1:10911.$N$23" table:base-cell-address="10911.$A$1"/>
          <table:named-range table:name="外部資料_24" table:cell-range-address="10911.$A$1:10911.$N$23" table:base-cell-address="10911.$A$1"/>
          <table:named-range table:name="外部資料_25" table:cell-range-address="10911.$A$1:10911.$N$23" table:base-cell-address="10911.$A$1"/>
          <table:named-range table:name="外部資料_26" table:cell-range-address="10911.$A$1:10911.$N$23" table:base-cell-address="10911.$A$1"/>
          <table:named-range table:name="外部資料_27" table:cell-range-address="10911.$A$1:10911.$N$23" table:base-cell-address="10911.$A$1"/>
          <table:named-range table:name="外部資料_28" table:cell-range-address="10911.$A$1:10911.$N$23" table:base-cell-address="10911.$A$1"/>
          <table:named-range table:name="外部資料_29" table:cell-range-address="10911.$A$1:10911.$N$23" table:base-cell-address="10911.$A$1"/>
          <table:named-range table:name="外部資料_3" table:cell-range-address="10911.$A$1:10911.$N$23" table:base-cell-address="10911.$A$1"/>
          <table:named-range table:name="外部資料_30" table:cell-range-address="10911.$A$1:10911.$N$23" table:base-cell-address="10911.$A$1"/>
          <table:named-range table:name="外部資料_31" table:cell-range-address="10911.$A$1:10911.$N$23" table:base-cell-address="10911.$A$1"/>
          <table:named-range table:name="外部資料_32" table:cell-range-address="10911.$A$1:10911.$N$23" table:base-cell-address="10911.$A$1"/>
          <table:named-range table:name="外部資料_33" table:cell-range-address="10911.$A$1:10911.$N$23" table:base-cell-address="10911.$A$1"/>
          <table:named-range table:name="外部資料_34" table:cell-range-address="10911.$A$1:10911.$N$23" table:base-cell-address="10911.$A$1"/>
          <table:named-range table:name="外部資料_35" table:cell-range-address="10911.$A$1:10911.$N$23" table:base-cell-address="10911.$A$1"/>
          <table:named-range table:name="外部資料_36" table:cell-range-address="10911.$A$1:10911.$N$23" table:base-cell-address="10911.$A$1"/>
          <table:named-range table:name="外部資料_4" table:cell-range-address="10911.$A$1:10911.$N$23" table:base-cell-address="10911.$A$1"/>
          <table:named-range table:name="外部資料_5" table:cell-range-address="10911.$A$1:10911.$N$23" table:base-cell-address="10911.$A$1"/>
          <table:named-range table:name="外部資料_6" table:cell-range-address="10911.$A$1:10911.$N$23" table:base-cell-address="10911.$A$1"/>
          <table:named-range table:name="外部資料_7" table:cell-range-address="10911.$A$1:10911.$N$23" table:base-cell-address="10911.$A$1"/>
          <table:named-range table:name="外部資料_8" table:cell-range-address="10911.$A$1:10911.$N$23" table:base-cell-address="10911.$A$1"/>
          <table:named-range table:name="外部資料_9" table:cell-range-address="10911.$A$1:10911.$N$23" table:base-cell-address="109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0-12-21T09:05:20Z</meta:creation-date>
    <dc:date>2020-12-21T09:05:22Z</dc:date>
    <meta:print-date>2020-12-21T09:05:21Z</meta:print-date>
  </office:meta>
</office:document-meta>
</file>